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2.802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9.148cm" fo:min-width="14.994cm"/>
    </style:style>
    <style:style style:name="gr4" style:family="graphic" style:parent-style-name="standard">
      <style:graphic-properties draw:textarea-horizontal-align="justify" draw:textarea-vertical-align="middle" draw:auto-grow-height="false" fo:min-height="2.804cm" fo:min-width="2.554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stroke="dash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3.945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8.64cm" fo:min-width="14.994cm"/>
    </style:style>
    <style:style style:name="gr9" style:family="graphic" style:parent-style-name="standard">
      <style:graphic-properties draw:textarea-horizontal-align="justify" draw:textarea-vertical-align="top" draw:auto-grow-height="false" fo:min-height="5.592cm" fo:min-width="2.802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2.036cm" fo:min-width="2.80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2.036cm" fo:min-width="2.29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tless Deploy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y is it hard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ots of moving parts</text:p>
              </text:list-item>
              <text:list-item>
                <text:p>K8S, and Cloud LB are different, and often not aware of each other.</text:p>
              </text:list-item>
            </text:list>
          </draw:text-box>
        </draw:frame>
        <draw:custom-shape draw:style-name="gr2" draw:text-style-name="P3" draw:layer="layout" svg:width="3.302cm" svg:height="2.286cm" svg:x="14.224cm" svg:y="5.08cm">
          <text:p text:style-name="P3">envo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4" draw:layer="layout" svg:width="15.494cm" svg:height="9.398cm" svg:x="10.922cm" svg:y="3.04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Goal</text:p>
          </draw:text-box>
        </draw:frame>
        <draw:custom-shape draw:style-name="gr2" draw:text-style-name="P3" draw:layer="layout" svg:width="3.302cm" svg:height="2.286cm" svg:x="12.7cm" svg:y="4.572cm">
          <text:p text:style-name="P3">envo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2.286cm" svg:x="19.304cm" svg:y="7.366cm">
          <text:p text:style-name="P3">Svc v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2.286cm" svg:x="19.304cm" svg:y="4.572cm">
          <text:p text:style-name="P3">Svc v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318cm" svg:height="4.318cm" svg:x="3.302cm" svg:y="4.3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6" draw:layer="layout" svg:x1="16.002cm" svg:y1="5.842cm" svg:x2="19.304cm" svg:y2="5.842cm">
          <text:p/>
        </draw:line>
        <draw:line draw:style-name="gr6" draw:text-style-name="P6" draw:layer="layout" svg:x1="16.002cm" svg:y1="5.842cm" svg:x2="19.304cm" svg:y2="8.382cm">
          <text:p/>
        </draw:line>
        <draw:line draw:style-name="gr5" draw:text-style-name="P6" draw:layer="layout" svg:x1="7.62cm" svg:y1="6.604cm" svg:x2="10.922cm" svg:y2="6.096cm">
          <text:p/>
        </draw:line>
        <draw:custom-shape draw:style-name="gr7" draw:text-style-name="P3" draw:layer="layout" svg:width="4.445cm" svg:height="0.889cm" draw:transform="rotate (-1.5707963267949) translate (11.557cm 4.191cm)">
          <text:p text:style-name="P3">Cloud LB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557cm" svg:y1="5.588cm" svg:x2="12.7cm" svg:y2="5.588cm">
          <text:p/>
        </draw:line>
        <draw:custom-shape draw:style-name="gr2" draw:text-style-name="P3" draw:layer="layout" svg:width="3.302cm" svg:height="2.286cm" svg:x="12.7cm" svg:y="4.572cm">
          <text:p text:style-name="P3">envoy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eneral Strateg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ach component needs to know the state of the component in the layer below it</text:p>
              </text:list-item>
              <text:list-item>
                <text:p>In general, we use health checks to let the layer before us that it should drain requests</text:p>
              </text:list-item>
              <text:list-item>
                <text:p>In combination with retries on specific errors (connection refused for exampl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is means that...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 need to configure envoy to understand the health of the pods it sends traffic to</text:p>
              </text:list-item>
              <text:list-item>
                <text:p>We need to configure the cloud LB to understand the health of envo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B → Envo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The LB needs to know the health state of envoy</text:p>
              </text:list-item>
              <text:list-item>
                <text:p text:style-name="P1">Cloud LB usually are not k8s aware, and designed to work with VM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ailed attempt</text:p>
          </draw:text-box>
        </draw:frame>
        <draw:frame presentation:style-name="pr4" draw:text-style-name="P1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Cloud LB health checks to Node Port Ingress</text:p>
              </text:list-item>
            </text:list>
          </draw:text-box>
        </draw:frame>
        <draw:custom-shape draw:style-name="gr3" draw:text-style-name="P4" draw:layer="layout" svg:width="15.494cm" svg:height="9.398cm" svg:x="10.41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2.286cm" svg:x="12.192cm" svg:y="7.366cm">
          <text:p text:style-name="P3">K8s nod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318cm" svg:height="4.318cm" svg:x="2.794cm" svg:y="7.1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6" draw:layer="layout" svg:x1="7.112cm" svg:y1="9.398cm" svg:x2="10.414cm" svg:y2="8.89cm">
          <text:p/>
        </draw:line>
        <draw:custom-shape draw:style-name="gr7" draw:text-style-name="P3" draw:layer="layout" svg:width="4.445cm" svg:height="0.889cm" draw:transform="rotate (-1.5707963267949) translate (11.049cm 6.985cm)">
          <text:p text:style-name="P3">Cloud LB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049cm" svg:y1="8.382cm" svg:x2="12.192cm" svg:y2="8.382cm">
          <text:p/>
        </draw:line>
        <draw:custom-shape draw:style-name="gr2" draw:text-style-name="P3" draw:layer="layout" svg:width="3.302cm" svg:height="2.286cm" svg:x="21.844cm" svg:y="7.112cm">
          <text:p text:style-name="P3">Envoy<text:line-break/><text:span text:style-name="T1">on 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2.286cm" svg:x="12.192cm" svg:y="10.16cm">
          <text:p text:style-name="P3">K8s node 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1.049cm" svg:y1="8.382cm" svg:x2="12.192cm" svg:y2="11.43cm">
          <text:p/>
        </draw:line>
        <draw:custom-shape draw:style-name="gr2" draw:text-style-name="P3" draw:layer="layout" svg:width="3.302cm" svg:height="2.286cm" svg:x="21.844cm" svg:y="9.906cm">
          <text:p text:style-name="P3">Envoy<text:line-break/><text:span text:style-name="T1">on no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5.494cm" svg:y1="8.636cm" svg:x2="21.844cm" svg:y2="8.128cm">
          <text:p/>
        </draw:line>
        <draw:line draw:style-name="gr5" draw:text-style-name="P6" draw:layer="layout" svg:x1="15.494cm" svg:y1="8.58cm" svg:x2="21.844cm" svg:y2="11.176cm">
          <text:p/>
        </draw:line>
        <draw:line draw:style-name="gr5" draw:text-style-name="P6" draw:layer="layout" svg:x1="15.494cm" svg:y1="11.176cm" svg:x2="21.844cm" svg:y2="8.072cm">
          <text:p/>
        </draw:line>
        <draw:line draw:style-name="gr5" draw:text-style-name="P6" draw:layer="layout" svg:x1="15.494cm" svg:y1="11.176cm" svg:x2="21.84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to do then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eck if your cloud integrates with k8s.</text:p>
                <text:list>
                  <text:list-item>
                    <text:p>On GKE, use native vpc cluster. This gives the pods routable ips.</text:p>
                  </text:list-item>
                </text:list>
              </text:list-item>
              <text:list-item>
                <text:p>Cloud LB Health check to the same node should end in the same pod. Consider:</text:p>
                <text:list>
                  <text:list-item>
                    <text:p>DaemonSet with host port / host networking</text:p>
                  </text:list-item>
                  <text:list-item>
                    <text:p>Deploy at most one envoy to a node and use ExternalTrafficPolicy: local</text:p>
                  </text:list-item>
                </text:list>
              </text:list-item>
              <text:list-item>
                <text:p>On envoy – configure the health check fil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nvoy → Upstrea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Envoy needs to know the health state of the pods</text:p>
              </text:list-item>
              <text:list-item>
                <text:p text:style-name="P1">Envoy is not aware of k8s readiness/liveness prob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ailed attempt</text:p>
          </draw:text-box>
        </draw:frame>
        <draw:frame presentation:style-name="pr4" draw:text-style-name="P1" draw:layer="layout" svg:width="25.199cm" svg:height="3.681cm" svg:x="1.4cm" svg:y="3.685cm" presentation:class="outline" presentation:user-transformed="true">
          <draw:text-box>
            <text:list text:style-name="L2">
              <text:list-item>
                <text:p>Re-deploy with no draining</text:p>
              </text:list-item>
              <text:list-item>
                <text:p>Especially with small number of pods, or if re-tries are not configured</text:p>
              </text:list-item>
              <text:list-item>
                <text:p>Eventual consistency</text:p>
              </text:list-item>
            </text:list>
          </draw:text-box>
        </draw:frame>
        <draw:custom-shape draw:style-name="gr8" draw:text-style-name="P4" draw:layer="layout" svg:width="15.494cm" svg:height="8.89cm" svg:x="10.414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2.286cm" svg:x="21.844cm" svg:y="7.112cm">
          <text:p text:style-name="P3">Pod-v1</text:p>
          <text:p text:style-name="P3"><text:span text:style-name="T2">10.0.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302cm" svg:height="2.286cm" svg:x="21.844cm" svg:y="9.906cm">
          <text:p text:style-name="P8"><text:span text:style-name="T3">pod-v1</text:span></text:p>
          <text:p text:style-name="P8"><text:span text:style-name="T2">10.0.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.302cm" svg:height="5.842cm" svg:x="12.192cm" svg:y="7.112cm">
          <text:p text:style-name="P3">Envo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2" draw:id="id2" draw:layer="layout" svg:width="3.302cm" svg:height="2.286cm" svg:x="21.844cm" svg:y="12.7cm">
          <text:p text:style-name="P8"><text:span text:style-name="T3">pod-v2</text:span></text:p>
          <text:p text:style-name="P8"><text:span text:style-name="T2">10.0.0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5.494cm" svg:y1="8.382cm" svg:x2="21.844cm" svg:y2="8.128cm">
          <text:p/>
        </draw:line>
        <draw:line draw:style-name="gr5" draw:text-style-name="P6" xml:id="id5" draw:id="id5" draw:layer="layout" svg:x1="15.494cm" svg:y1="8.317cm" svg:x2="21.844cm" svg:y2="11.176cm">
          <text:p/>
        </draw:line>
        <draw:custom-shape draw:style-name="gr11" draw:text-style-name="P3" draw:layer="layout" svg:width="2.794cm" svg:height="2.286cm" svg:x="12.446cm" svg:y="9.144cm">
          <text:p text:style-name="P3"><text:span text:style-name="T4">Endpoints:</text:span></text:p>
          <text:p text:style-name="P3"><text:span text:style-name="T4">10.0.0.1</text:span></text:p>
          <text:p text:style-name="P3"><text:span text:style-name="T4">10.0.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3" draw:id="id3" draw:layer="layout" svg:width="2.794cm" svg:height="2.286cm" svg:x="12.446cm" svg:y="9.144cm">
          <text:p text:style-name="P3"><text:span text:style-name="T4">Endpoints:</text:span></text:p>
          <text:p text:style-name="P3"><text:span text:style-name="T4">10.0.0.1</text:span></text:p>
          <text:p text:style-name="P3"><text:span text:style-name="T4">10.0.0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xml:id="id4" draw:id="id4" draw:layer="layout" svg:x1="15.494cm" svg:y1="8.317cm" svg:x2="21.844cm" svg:y2="14.2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transparency" presentation:preset-property="Transparency">
                  <anim:set smil:dur="indefinite" smil:targetElement="id1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to do then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 SIGTERM from k8s, Pod should start failing health checks, draining connections gracefully</text:p>
                <text:list>
                  <text:list-item>
                    <text:p>Service mesh can potentially help here by setting <text:span text:style-name="T5">x-envoy-immediate-health-check-fail automatically</text:span></text:p>
                  </text:list-item>
                </text:list>
              </text:list-item>
              <text:list-item>
                <text:p>Exit after drain period</text:p>
              </text:list-item>
              <text:list-item>
                <text:p>On envoy – configure health checks and retri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We will review:</text:span></text:p>
                <text:list>
                  <text:list-item>
                    <text:p>Health check filter</text:p>
                  </text:list-item>
                  <text:list-item>
                    <text:p>Health checks</text:p>
                  </text:list-item>
                  <text:list-item>
                    <text:p>Re-t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8:15:23.422359044</meta:creation-date>
    <dc:date>2021-01-25T21:08:13.204052507</dc:date>
    <meta:editing-duration>PT37M50S</meta:editing-duration>
    <meta:editing-cycles>14</meta:editing-cycles>
    <meta:generator>LibreOffice/6.4.7.2$Linux_X86_64 LibreOffice_project/40$Build-2</meta:generator>
    <meta:document-statistic meta:object-count="104"/>
  </office:meta>
</office:document-meta>
</file>